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page-number="1"/>
    </style:style>
    <style:style style:name="T2" style:parent-style-name="Policepardéfaut" style:family="text">
      <style:text-properties fo:font-weight="bold" style:font-weight-asian="bold"/>
    </style:style>
    <style:style style:name="T3" style:parent-style-name="Policepardéfaut" style:family="text">
      <style:text-properties fo:font-weight="bold" style:font-weight-asian="bold"/>
    </style:style>
    <style:style style:name="T4" style:parent-style-name="Policepardéfaut" style:family="text">
      <style:text-properties fo:color="#1155CC" style:text-underline-type="single" style:text-underline-style="solid" style:text-underline-width="auto" style:text-underline-mode="continuous"/>
    </style:style>
    <style:style style:name="T5" style:parent-style-name="Policepardéfaut" style:family="text">
      <style:text-properties fo:font-weight="bold" style:font-weight-asian="bold"/>
    </style:style>
    <style:style style:name="T6" style:parent-style-name="Policepardéfaut" style:family="text">
      <style:text-properties fo:color="#1155CC" style:text-underline-type="single" style:text-underline-style="solid" style:text-underline-width="auto" style:text-underline-mode="continuous"/>
    </style:style>
    <style:style style:name="P7" style:parent-style-name="Standard" style:family="paragraph">
      <style:text-properties fo:font-weight="bold" style:font-weight-asian="bold"/>
    </style:style>
    <style:style style:name="P8" style:parent-style-name="Standard" style:family="paragraph">
      <style:text-properties fo:font-weight="bold" style:font-weight-asian="bold"/>
    </style:style>
    <style:style style:name="P9" style:parent-style-name="Standard" style:family="paragraph">
      <style:text-properties fo:font-weight="bold" style:font-weight-asian="bold"/>
    </style:style>
    <style:style style:name="P10" style:parent-style-name="Standard" style:family="paragraph">
      <style:text-properties fo:font-weight="bold" style:font-weight-asian="bold"/>
    </style:style>
    <style:style style:name="T11" style:parent-style-name="Policepardéfaut" style:family="text">
      <style:text-properties fo:color="#1155CC" style:text-underline-type="single" style:text-underline-style="solid" style:text-underline-width="auto" style:text-underline-mode="continuous"/>
    </style:style>
    <style:style style:name="P12" style:parent-style-name="Standard" style:family="paragraph">
      <style:text-properties fo:font-weight="bold" style:font-weight-asian="bold"/>
    </style:style>
    <style:style style:name="T13" style:parent-style-name="Policepardéfaut" style:family="text">
      <style:text-properties fo:color="#1155CC" style:text-underline-type="single" style:text-underline-style="solid" style:text-underline-width="auto" style:text-underline-mode="continuous"/>
    </style:style>
    <style:style style:name="T14" style:parent-style-name="Policepardéfaut" style:family="text">
      <style:text-properties fo:color="#1155CC" style:text-underline-type="single" style:text-underline-style="solid" style:text-underline-width="auto" style:text-underline-mode="continuous"/>
    </style:style>
    <style:style style:name="T15" style:parent-style-name="Policepardéfaut" style:family="text">
      <style:text-properties fo:color="#1155CC" style:text-underline-type="single" style:text-underline-style="solid" style:text-underline-width="auto" style:text-underline-mode="continuous"/>
    </style:style>
    <style:style style:name="P16" style:parent-style-name="Standard" style:family="paragraph">
      <style:paragraph-properties fo:text-align="center"/>
    </style:style>
    <style:style style:name="P17" style:parent-style-name="Standard" style:family="paragraph">
      <style:paragraph-properties fo:text-align="center"/>
    </style:style>
    <style:style style:name="T18" style:parent-style-name="Policepardéfaut" style:family="text">
      <style:text-properties fo:color="#1155CC" style:text-underline-type="single" style:text-underline-style="solid" style:text-underline-width="auto" style:text-underline-mode="continuous"/>
    </style:style>
    <style:style style:name="P19" style:parent-style-name="Standard" style:family="paragraph">
      <style:text-properties fo:font-weight="bold" style:font-weight-asian="bold"/>
    </style:style>
    <style:style style:name="T20" style:parent-style-name="Policepardéfaut" style:family="text">
      <style:text-properties fo:color="#222222" fo:background-color="#FFFFFF"/>
    </style:style>
    <style:style style:name="T21" style:parent-style-name="Policepardéfaut" style:family="text">
      <style:text-properties fo:color="#1155CC" fo:background-color="#FFFFFF"/>
    </style:style>
    <style:style style:name="T22" style:parent-style-name="Policepardéfaut" style:family="text">
      <style:text-properties fo:color="#222222" fo:background-color="#FFFFFF"/>
    </style:style>
    <style:style style:name="T23" style:parent-style-name="Policepardéfaut" style:family="text">
      <style:text-properties fo:color="#1155CC" style:text-underline-type="single" style:text-underline-style="solid" style:text-underline-width="auto" style:text-underline-mode="continuous"/>
    </style:style>
    <style:style style:name="T24" style:parent-style-name="Policepardéfaut" style:family="text">
      <style:text-properties fo:color="#1155CC" style:text-underline-type="single" style:text-underline-style="solid" style:text-underline-width="auto" style:text-underline-mode="continuous"/>
    </style:style>
    <style:style style:name="T25" style:parent-style-name="Policepardéfaut" style:family="text">
      <style:text-properties fo:color="#1155CC" style:text-underline-type="single" style:text-underline-style="solid" style:text-underline-width="auto" style:text-underline-mode="continuous"/>
    </style:style>
    <style:style style:name="T26" style:parent-style-name="Policepardéfaut" style:family="text">
      <style:text-properties fo:color="#1155CC" style:text-underline-type="single" style:text-underline-style="solid" style:text-underline-width="auto" style:text-underline-mode="continuous"/>
    </style:style>
    <style:style style:name="T27" style:parent-style-name="Policepardéfaut" style:family="text">
      <style:text-properties fo:color="#1155CC" style:text-underline-type="single" style:text-underline-style="solid" style:text-underline-width="auto" style:text-underline-mode="continuous"/>
    </style:style>
    <style:style style:name="T28" style:parent-style-name="Policepardéfaut" style:family="text">
      <style:text-properties fo:color="#1155CC" style:text-underline-type="single" style:text-underline-style="solid" style:text-underline-width="auto" style:text-underline-mode="continuous"/>
    </style:style>
    <style:style style:name="T29" style:parent-style-name="Policepardéfaut" style:family="text">
      <style:text-properties fo:font-style="italic" style:font-style-asian="italic"/>
    </style:style>
    <style:style style:name="T30" style:parent-style-name="Policepardéfaut" style:family="text">
      <style:text-properties fo:color="#1155CC" style:text-underline-type="single" style:text-underline-style="solid" style:text-underline-width="auto" style:text-underline-mode="continuous"/>
    </style:style>
    <style:style style:name="T31" style:parent-style-name="Policepardéfaut" style:family="text">
      <style:text-properties fo:color="#666666"/>
    </style:style>
    <style:style style:name="T32" style:parent-style-name="Policepardéfaut" style:family="text">
      <style:text-properties fo:color="#1155CC" style:text-underline-type="single" style:text-underline-style="solid" style:text-underline-width="auto" style:text-underline-mode="continuous"/>
    </style:style>
    <style:style style:name="T33" style:parent-style-name="Policepardéfaut" style:family="text">
      <style:text-properties fo:color="#1155CC" style:text-underline-type="single" style:text-underline-style="solid" style:text-underline-width="auto" style:text-underline-mode="continuous"/>
    </style:style>
    <style:style style:name="T34" style:parent-style-name="Policepardéfaut" style:family="text">
      <style:text-properties fo:color="#1155CC" style:text-underline-type="single" style:text-underline-style="solid" style:text-underline-width="auto" style:text-underline-mode="continuous"/>
    </style:style>
    <style:style style:name="T35" style:parent-style-name="Policepardéfaut" style:family="text">
      <style:text-properties fo:color="#1155CC" style:text-underline-type="single" style:text-underline-style="solid" style:text-underline-width="auto" style:text-underline-mode="continuous"/>
    </style:style>
    <style:style style:name="T36" style:parent-style-name="Policepardéfaut" style:family="text">
      <style:text-properties fo:color="#1155CC" style:text-underline-type="single" style:text-underline-style="solid" style:text-underline-width="auto" style:text-underline-mode="continuous"/>
    </style:style>
    <style:style style:name="T37" style:parent-style-name="Policepardéfaut" style:family="text">
      <style:text-properties fo:color="#1155CC" style:text-underline-type="single" style:text-underline-style="solid" style:text-underline-width="auto" style:text-underline-mode="continuous"/>
    </style:style>
    <style:style style:name="T38" style:parent-style-name="Policepardéfaut" style:family="text">
      <style:text-properties fo:color="#1155CC" style:text-underline-type="single" style:text-underline-style="solid" style:text-underline-width="auto" style:text-underline-mode="continuous"/>
    </style:style>
    <style:style style:name="T39" style:parent-style-name="Policepardéfaut" style:family="text">
      <style:text-properties fo:color="#1155CC" style:text-underline-type="single" style:text-underline-style="solid" style:text-underline-width="auto" style:text-underline-mode="continuous"/>
    </style:style>
    <style:style style:name="T40" style:parent-style-name="Policepardéfaut" style:family="text">
      <style:text-properties fo:color="#1155CC" style:text-underline-type="single" style:text-underline-style="solid" style:text-underline-width="auto" style:text-underline-mode="continuous"/>
    </style:style>
    <style:style style:name="T41" style:parent-style-name="Policepardéfaut" style:family="text">
      <style:text-properties fo:color="#1155CC" style:text-underline-type="single" style:text-underline-style="solid" style:text-underline-width="auto" style:text-underline-mode="continuous"/>
    </style:style>
    <style:style style:name="T42" style:parent-style-name="Policepardéfaut" style:family="text">
      <style:text-properties fo:color="#1155CC" style:text-underline-type="single" style:text-underline-style="solid" style:text-underline-width="auto" style:text-underline-mode="continuous"/>
    </style:style>
    <style:style style:name="T43" style:parent-style-name="Policepardéfaut" style:family="text">
      <style:text-properties fo:font-weight="bold" style:font-weight-asian="bold"/>
    </style:style>
    <style:style style:name="T44" style:parent-style-name="Policepardéfaut" style:family="text">
      <style:text-properties fo:color="#1155CC" style:text-underline-type="single" style:text-underline-style="solid" style:text-underline-width="auto" style:text-underline-mode="continuous"/>
    </style:style>
    <style:style style:name="T45" style:parent-style-name="Policepardéfaut" style:family="text">
      <style:text-properties fo:color="#1155CC" style:text-underline-type="single" style:text-underline-style="solid" style:text-underline-width="auto" style:text-underline-mode="continuous"/>
    </style:style>
    <style:style style:name="T46" style:parent-style-name="Policepardéfaut" style:family="text">
      <style:text-properties fo:color="#1155CC" style:text-underline-type="single" style:text-underline-style="solid" style:text-underline-width="auto" style:text-underline-mode="continuous"/>
    </style:style>
  </office:automatic-styles>
  <office:body>
    <office:text text:use-soft-page-breaks="true">
      <text:p text:style-name="P1"><text:span text:style-name="T2">Author : Parietal permanent team</text:span><text:span text:style-name="T3"><text:line-break/></text:span>Inspired by :<text:s/><text:a xlink:href="https://www.nature.com/articles/d41586-018-06167-w" office:target-frame-name="_top" xlink:show="replace"><text:span text:style-name="T4">https://www.nature.com/articles/d41586-018-06167-w</text:span></text:a></text:p>
      <text:p text:style-name="Standard"/>
      <text:p text:style-name="Standard"><text:span text:style-name="T5">Disclaimer:<text:s/></text:span>This text is subject to changes so suggestions of improvements are more than welcome !</text:p>
      <text:h text:style-name="Titre3" text:outline-level="3"><text:bookmark-start text:name="_xlq9sky86iuk"/><text:bookmark-end text:name="_xlq9sky86iuk"/>General Policies</text:h>
      <text:h text:style-name="Titre4" text:outline-level="4"><text:bookmark-start text:name="_id2rgfjharcx"/><text:bookmark-end text:name="_id2rgfjharcx"/>Office Hours</text:h>
      <text:p text:style-name="Standard"/>
      <text:p text:style-name="Standard">In France an academic job comes with the same benefits and rules than any work contract: social security, eligibility to unemployment benefits, but also office hours. Office hours are flexible, however to encourage lab interaction, try to be in during ‘peak’ hours– e.g., between 10am and 5pm. Please also do your best to attend the weekly team meeting and let your supervisor know if you cannot. It is also a good idea to attend other meetings whenever possible, such as the Neurospin meeting on Monday, Unicog meeting on Thursday at Neurospin: this is important to widen your view e.g. of neuroscience or MRI physics and think of broader impacts of your current work. Keep in mind that being in lab is a good way of learning from others, helping others, building camaraderie, having fast and easy access to resources (and people) you need.</text:p>
      <text:p text:style-name="Standard"/>
      <text:p text:style-name="Standard">P.I.s sometimes work at night and during the weekends. This means that you might sometimes receive emails or instant messages outside of normal working hours. We do not expect you to respond until you are back at work (you can ignore them, and you’re welcome to systematically filter out professional messages on your preferred device outside working hours). We do not expect there to be cases when we suddenly and urgently need something from you over the weekend (e.g., for a grant deadline or last minute talk preparation), but should we anticipate that happening, we will bring it up in advance so we can plan accordingly. All this said, we realize that being told you can ignore messages might not take away the stress of seeing messages if you check work email or instant messaging system in the evenings or on<text:s/>weekends. If our off-hours messages are unwelcome and cause distress, please talk to us, and we will be better at not bothering you during your time off.</text:p>
      <text:h text:style-name="Titre4" text:outline-level="4"><text:bookmark-start text:name="_4l4pft8kol7y"/><text:bookmark-end text:name="_4l4pft8kol7y"/>Holidays</text:h>
      <text:p text:style-name="Standard"/>
      <text:p text:style-name="Standard">We are lucky at Inria to have a fair amount of holidays, so enjoy it! If you are a post-doc, phd or engineer you MUST take them before the end of your contract. Taking days off on a regular basis is important. It helps you to step back from work and in the end be more creative and productive. Taking holidays after deadlines is good, as rushes before deadlines are generally tiring and stressful. To ask for days off you need to use the<text:s/><text:a xlink:href="https://casa.inria.fr/" office:target-frame-name="_top" xlink:show="replace"><text:span text:style-name="T6">CASA web application</text:span></text:a><text:s/>(unless you are an intern then you should ask Corinne directly). It is recommended to anticipate your days off (let’s say at least a week before), although it is possible to do it at the last minute a day before if needed.</text:p>
      <text:h text:style-name="Titre3" text:outline-level="3"><text:bookmark-start text:name="_k8jksq8uagjv"/><text:bookmark-end text:name="_k8jksq8uagjv"/><text:soft-page-break/>Communication and Individual Meetings</text:h>
      <text:p text:style-name="P7"/>
      <text:p text:style-name="Standard">You'll find that your supervisor’s door is closed only when they are not in the office or if they<text:s/>have an in-person or phone meeting. Whenever their door is open, please feel free to come in and ask brief questions or give quick updates (Remark: Gael tends to close his door to keep his environment more quiet). They will always have time for a spontaneous very brief discussion. If it's not a good time for a longer chat, they'll let you know. Just ask or write them to schedule time to discuss something that requires more time or thought.</text:p>
      <text:p text:style-name="Standard"/>
      <text:p text:style-name="Standard">You may text them directly with questions or comments that they would be able to answer quickly with a few words. During their working hours, you can expect a quick response most of the time (whether they are in the office or not). When working with some of the team P.I.s you are also encouraged to use the #general slack<text:s/>channel to reach the entire group, or of course another group member directly, when appropriate. Anything that requires deeper thought or a longer discussion should be an e-mail or in-person meeting instead.</text:p>
      <text:p text:style-name="Standard"/>
      <text:p text:style-name="Standard">You should meet your supervisor for an extended<text:s/>individual discussion on a regular basis.</text:p>
      <text:p text:style-name="Standard"/>
      <text:h text:style-name="Titre3" text:outline-level="3"><text:bookmark-start text:name="_ntbjeiwhixs1"/><text:bookmark-end text:name="_ntbjeiwhixs1"/>Research (mostly applies to PhD students)</text:h>
      <text:p text:style-name="P8"/>
      <text:p text:style-name="Standard">Importantly, you should expect to be continually reading papers to stay up-to-date in the field and acquire broader scientific knowledge. Reading one paper a week is<text:s/>considered good practice, but you probably need to read more in the first months working on a new topic. Apart from the group meeting, this will be an entirely independent activity that you are expected to perform on your own. Your supervisor may suggest particularly relevant papers when he/she comes across them, but otherwise you should find and choose which papers to read independently. With time, reading good papers will also help you improve your own writing.</text:p>
      <text:p text:style-name="Standard"/>
      <text:p text:style-name="Standard">In developing your PhD proposal, you and your supervisor agreed on certain topics and objectives to reach. These are not written in stone, and can be amended with mutual agreement. Notably, as you become more <text:s/>experienced, you will develop several new ideas. Of course, it may be possible for you to<text:s/>develop a new idea into a full component of your thesis.</text:p>
      <text:p text:style-name="P9"/>
      <text:h text:style-name="Titre3" text:outline-level="3"><text:bookmark-start text:name="_togbw5y7j5r"/><text:bookmark-end text:name="_togbw5y7j5r"/>Affiliations</text:h>
      <text:p text:style-name="P10"/>
      <text:p text:style-name="Standard">The affiliation to use to sign your publication can be found<text:s/><text:a xlink:href="https://gitlab.inria.fr/parietal/parietal-wiki/blob/master/tutorials/affiliation.md" office:target-frame-name="_top" xlink:show="replace"><text:span text:style-name="T11">here</text:span></text:a>.</text:p>
      <text:h text:style-name="Titre3" text:outline-level="3"><text:bookmark-start text:name="_nm0qktweogmm"/><text:bookmark-end text:name="_nm0qktweogmm"/>Conferences</text:h>
      <text:p text:style-name="P12"/>
      <text:p text:style-name="Standard">You will identify with your advisor conferences that make sense for you to attend, but if you come across an interesting conference or workshop that you would like to attend, simply ask. If budget allows, you will typically get one “free ride” at the beginning of your PhD with no accepted paper or abstract, but then you have to get some work accepted to travel.</text:p>
      <text:p text:style-name="Standard"/>
      <text:p text:style-name="Standard">See:<text:s/><text:a xlink:href="https://intranet.inria.fr/Formulaires-Procedures/Mission" office:target-frame-name="_top" xlink:show="replace"><text:span text:style-name="T13">https://intranet.inria.fr/Formulaires-Procedures/Mission</text:span></text:a><text:s/>for the process on how to organize as well as<text:s/><text:a xlink:href="https://intranet.inria.fr/Actualite/Les-modalites-de-prise-en-charge-des-frais-de-deplacements-professionnels-evoluent-en-ce-debut-d-annee-2020" office:target-frame-name="_top" xlink:show="replace"><text:span text:style-name="T14">https://intranet.inria.fr/Actualite/Les-modalites-de-prise-en-</text:span><text:span text:style-name="T15">charge-des-frais-de-deplacements-professionnels-evoluent-en-ce-debut-d-annee-2020</text:span></text:a><text:s/>for some important rules.</text:p>
      <text:p text:style-name="Standard"/>
      <text:p text:style-name="P16">PLEASE DON’T BOOK PLANE OR TRAIN TICKETS YOURSELF !!!</text:p>
      <text:p text:style-name="P17">KNOW ABOUT<text:s/><text:a xlink:href="https://missions.inria.fr/" office:target-frame-name="_top" xlink:show="replace"><text:span text:style-name="T18">https://missions.inria.fr/</text:span></text:a></text:p>
      <text:p text:style-name="Standard"/>
      <text:h text:style-name="Titre4" text:outline-level="4"><text:bookmark-start text:name="_zfayja3k8v88"/><text:bookmark-end text:name="_zfayja3k8v88"/>Deadline<text:s/>management</text:h>
      <text:p text:style-name="Standard"/>
      <text:p text:style-name="Standard">You will have deadlines and you should anticipate them. Deadlines for NeurIPS, ICML, Aistats, ICASSP, ISBI, IPMI, OHBM, ISMRM or any other conference (e.g. Biomag, SfN) are known months in advance. So when submitting to a conference do not wait<text:s/>till the last minute to share the paper with your supervisor. It is likely that more than one paper is in the loop for him/her and he/she usually needs many hours to help with writing and figure improvements. You are expected to send him/her one week before the deadline a full paper that can be realistically improved within one week. That being said, different P.I.s have different policies with respect to this. Please see the PI-specific section. Of course, you are welcome to share the figures and results<text:s/>earlier than one week before the deadline.</text:p>
      <text:p text:style-name="Standard"/>
      <text:h text:style-name="Titre3" text:outline-level="3"><text:bookmark-start text:name="_u3qvz8hbhgoi"/><text:bookmark-end text:name="_u3qvz8hbhgoi"/>Difficulties?</text:h>
      <text:p text:style-name="P19"/>
      <text:p text:style-name="Standard">In the event of friction or conflict with another colleague, whatever the nature, you are welcome to discuss it with your PI or other permanent team members. This includes any difficulties within the group, or with our external collaborators.</text:p>
      <text:p text:style-name="Standard"/>
      <text:p text:style-name="Standard">In case you feel a conflict developing, with any of us or anyone you’re expected to work with, we ask that you schedule a meeting to discuss it with your PI or another a permanent team member (Bertrand for example if he is not already your supervisor). If this option is not appropriate, the Inria human resources <text:s/>(https://intranet.inria.fr/en/Inria/Inria-s-Departments/Human-Resources/DRH/SRH) can provide advice, including directing you to confidential resources.</text:p>
      <text:p text:style-name="Standard"/>
      <text:p text:style-name="Standard">For personal matters or work related issues you have also access to an “assistante sociale” who you can contact by email and see in person during her visit at the Turing building:</text:p>
      <text:p text:style-name="Standard"><text:span text:style-name="T20">Contact: Corinne BLONDET,<text:s/></text:span><text:span text:style-name="T21">c.blondet@inria.fr</text:span><text:span text:style-name="T22">, 01 43 55 65 65</text:span></text:p>
      <text:p text:style-name="Standard">See<text:s/><text:a xlink:href="https://intranet.inria.fr/Actualite/Celles-et-ceux-qui-travaillent-autour-du-social-et-du-handicap-1-Corinne-Blondet-assistante-sociale-du-travail" office:target-frame-name="_top" xlink:show="replace"><text:span text:style-name="T23">link on intranet.</text:span></text:a></text:p>
      <text:h text:style-name="Titre3" text:outline-level="3"><text:bookmark-start text:name="_31ux2ho1hz0s"/><text:bookmark-end text:name="_31ux2ho1hz0s"/>Communication</text:h>
      <text:p text:style-name="Standard">The Parietal mailing list (<text:a xlink:href="mailto:parietal@saxifrage.saclay.cea.fr" office:target-frame-name="_top" xlink:show="replace"><text:span text:style-name="T24">parietal@saxifrage.saclay.cea.fr</text:span></text:a>) is the ideal medium to reach the entire Parietal team for announcements or ask any questions that are not specific to our common project. It’s also possible that the answer is available on the parietal wiki on gitlab:<text:s/><text:a xlink:href="https://gitlab.inria.fr/parietal/parietal-wiki/" office:target-frame-name="_top" xlink:show="replace"><text:span text:style-name="T25">https://gitlab.inria.fr/parietal/parietal-wiki/</text:span></text:a><text:s/>(if you cannot access it you need to “request access” on this page<text:s/><text:a xlink:href="https://gitlab.inria.fr/parietal/" office:target-frame-name="_top" xlink:show="replace"><text:span text:style-name="T26">https:/</text:span><text:span text:style-name="T27">/gitlab.inria.fr/parietal/</text:span></text:a><text:s/>after login in with your Inria LDAP account); another important resource is Neurospin wiki<text:s/><text:a xlink:href="http://www.neurospin-wiki.org/pmwiki/Main/Parietal" office:target-frame-name="_top" xlink:show="replace"><text:span text:style-name="T28">http://www.neurospin-wiki.org/pmwiki/Main/Parietal</text:span></text:a>,</text:p>
      <text:p text:style-name="Standard">the current password being<text:s/><text:span text:style-name="T29">krypto</text:span>.</text:p>
      <text:h text:style-name="Titre3" text:outline-level="3"><text:bookmark-start text:name="_4wrnw95p6yk4"/><text:bookmark-end text:name="_4wrnw95p6yk4"/>Important Links</text:h>
      <text:h text:style-name="Titre5" text:outline-level="5"><text:bookmark-start text:name="_1iecx8b0tqx7"/><text:bookmark-end text:name="_1iecx8b0tqx7"/>Lighting Talks (past and present):</text:h>
      <text:p text:style-name="Standard"/>
      <text:p text:style-name="Standard">You should send an email to Thomas Moreau &amp; Thomas Bazeille to be included in the lightning talk schedule. Description and schedule can be found here:</text:p>
      <text:p text:style-name="Standard"><text:a xlink:href="https://gitlab.inria.fr/parietal/parietal-wiki/tree/master/meetings_and_seminars/lightning_talks" office:target-frame-name="_top" xlink:show="replace"><text:span text:style-name="T30">https://gitlab.inria.fr/parietal/parietal-wiki/tree/master/meetings_and_seminars/lightning_talks</text:span></text:a></text:p>
      <text:p text:style-name="Standard"/>
      <text:p text:style-name="Standard"><text:span text:style-name="T31">Computational Resources:</text:span></text:p>
      <text:p text:style-name="Standard"/>
      <text:p text:style-name="Standard">There are various shared computers on the Inria cluster. They should be used for heavy computations. See<text:s/><text:a xlink:href="https://gitlab.inria.fr/parietal/parietal-wiki/blob/master/tutorials" office:target-frame-name="_top" xlink:show="replace"><text:span text:style-name="T32">here</text:span></text:a><text:s/>for the description of these resources and for tutorial on how to use them.</text:p>
      <text:h text:style-name="Titre3" text:outline-level="3"><text:bookmark-start text:name="_a52a4btdrr9r"/><text:bookmark-end text:name="_a52a4btdrr9r"/>PI Specific Guidelines</text:h>
      <text:h text:style-name="Titre5" text:outline-level="5"><text:bookmark-start text:name="_u2xn8k9bpz8b"/><text:bookmark-end text:name="_u2xn8k9bpz8b"/>Alex</text:h>
      <text:p text:style-name="Standard">People working with Alex use Slack (<text:a xlink:href="http://gramfortlab.slack.com" office:target-frame-name="_top" xlink:show="replace"><text:span text:style-name="T33">http://gramfortlab.slack.com</text:span></text:a>) and Google Hangouts to communicate via IM. Alex would also like you to share a trello board (<text:a xlink:href="https://trello.com/" office:target-frame-name="_top" xlink:show="replace"><text:span text:style-name="T34">https://trello.com/</text:span></text:a>) with him so he can follow what you are up to. It should have 3 columns: “TODO”, “DOING” and “DONE”. TODO is what needs to be done next, DOING should contain a few items you’re working on now (3 is a good number), and DONE should contain what is now done…</text:p>
      <text:h text:style-name="Titre5" text:outline-level="5"><text:bookmark-start text:name="_5ujfg6tosqr3"/><text:bookmark-end text:name="_5ujfg6tosqr3"/>Demian</text:h>
      <text:p text:style-name="Standard">People working with Demian use Slack (<text:a xlink:href="http://gramfortlab.slack.com" office:target-frame-name="_top" xlink:show="replace"><text:span text:style-name="T35">http://neurolang.slack.com</text:span></text:a>) to communicate via IM. Demian has also a NeuroLang github organization (<text:a xlink:href="https://github.com/NeuroLang" office:target-frame-name="_top" xlink:show="replace"><text:span text:style-name="T36">https://github.com/NeuroLang</text:span></text:a>) that you are encouraged to use for your private and public research-related projects.</text:p>
      <text:p text:style-name="Standard"/>
      <text:p text:style-name="Standard">Deadlines: for article publications, Demian encourages having an (imperfect) introduction draft and bullet-point discussion 2 weeks in advance before the deadline. This really helps with the last rush and focuses the experiments on what’s important. If it’s your first submission, 3 weeks is much better. The write-up of an article is extremely important and<text:s/>time should be set apart to work on it in detail. Overleaf or ShareLatex are encouraged platforms to share manuscripts.</text:p>
      <text:p text:style-name="Standard"/>
      <text:p text:style-name="Standard">Demian would also like you to share a trello board (<text:a xlink:href="https://trello.com/" office:target-frame-name="_top" xlink:show="replace"><text:span text:style-name="T37">https://trello.com/</text:span></text:a>) with him so he can follow what you are up to. It should have 3 columns: “TODO”, “DOING” and “DONE”. TODO is what needs to be done next, DOING should contain a few items you’re working on now (3 is a good number), and DONE should contain what is now done.</text:p>
      <text:p text:style-name="Standard"/>
      <text:p text:style-name="Standard">Finally, Demian entertains collaborations with different groups in medical schools and neuroscience research. Often, these groups require our expertise as a lab, even if we are not using our latest tools. You are expected to take part in this data-processing and analysing tasks will provide you with practice communicating with people using our techniques, as well as an oversight of what research is important for the wide research domain.</text:p>
      <text:h text:style-name="Titre5" text:outline-level="5"><text:bookmark-start text:name="_cp0lzejk2zga"/><text:bookmark-end text:name="_cp0lzejk2zga"/>Denis</text:h>
      <text:p text:style-name="Standard">My personal communication habits are in sync with Alex. Next to<text:s/><text:a xlink:href="http://gramfortlab.slack.com" office:target-frame-name="_top" xlink:show="replace"><text:span text:style-name="T38">http://gramfortlab.slack.com</text:span></text:a>, I am also a resident of<text:s/><text:a xlink:href="http://gramfortlab.slack.com" office:target-frame-name="_top" xlink:show="replace"><text:span text:style-name="T39">http://neurolang.slack.com</text:span></text:a>. I am also happy to use Trello, especially if we work together with Alex.</text:p>
      <text:p text:style-name="Standard">I am a great fan of frequent communications and daily updates. In case of doubt, don’t hold back your thoughts. I will do the filtering on my side and can choose when to respond.</text:p>
      <text:p text:style-name="Standard">If I do not respond to chat, do not be worried. My notifications are usually turned off and I catch up<text:s/>when my mind is free.</text:p>
      <text:p text:style-name="Standard">Sometimes complex communication is important and more than a chat is needed. Yet, it might not be possible to talk in real-time. For such situations, I am a great fan of Whatsapp and Telegram. I am also available for chat on those platforms.</text:p>
      <text:p text:style-name="Standard">When email is needed, please use my work email address<text:s/><text:a xlink:href="mailto:denis-alexander.engemann@inria.fr" office:target-frame-name="_top" xlink:show="replace"><text:span text:style-name="T40">denis-alexander.engemann@inria.fr</text:span></text:a>. It is likely that I will be happier and find your email earlier.</text:p>
      <text:p text:style-name="Standard"/>
      <text:h text:style-name="Titre5" text:outline-level="5"><text:bookmark-start text:name="_ae6b0fspykdk"/><text:bookmark-end text:name="_ae6b0fspykdk"/>Philippe</text:h>
      <text:p text:style-name="Standard">People working with Philippe on the cosmic project use slack IM: (<text:a xlink:href="https://cosmic-cea.slack.com/" office:target-frame-name="_top" xlink:show="replace"><text:span text:style-name="T41">https://cosmic-cea.slack.com/</text:span></text:a>). The thread is shared with people outside the lab, namely the CosmoStat team at CEA/DAp.</text:p>
      <text:p text:style-name="Standard">In terms of code, people in Cosmic project contribute to CEA-COSMIC organization where the PySAP software and plug-in are hosted (<text:a xlink:href="https://github.com/CEA-COSMIC/pysap" office:target-frame-name="_top" xlink:show="replace"><text:span text:style-name="T42">https://github.com/CEA-COSMIC/pysap</text:span></text:a>). So you are encouraged to use it for your private and public research-related projects.</text:p>
      <text:p text:style-name="Standard"/>
      <text:p text:style-name="Standard">At the moment I’m not sharing a trello board with anybody but we can think about it if this is much easier for you to work with and communicate. <text:s/></text:p>
      <text:p text:style-name="Standard"/>
      <text:p text:style-name="Standard">Philippe is collaborating with the METRIC team (MR Physicists) at NeuroSpin from the new Baobab. Their<text:s/>meeting holds regularly on Friday afternoon at 2:00PM (Room 1008). You’re welcome to attend and Alexandre Vignaud will send you the program and invite you to present your work at sparse occasions. Philippe is Pi or coI of several transversal projects at CEA (among which Cosmic, Silicosmic, Fast FIB-SEM, ComSet). As such you will have to get involved in the evaluation process by the board of the Fundamental Research Division or the CEA PTC (Programme Transversaux de Compétences) on intensive computing methods.</text:p>
      <text:p text:style-name="Standard"/>
      <text:p text:style-name="Standard">During traveling/conference periods, you’re welcome to keep me posted about your progress or your impediments and we can plan some skype or hangout meeting to unlock the technical barriers.</text:p>
      <text:p text:style-name="Standard"/>
      <text:p text:style-name="Standard"><text:span text:style-name="T43">Practices for papers/grant proposal/PhD thesis</text:span><text:s/>: please share an overleaf project for any paper (conference, journal) you want to write up and where you expect my feedback at least 1 week before the deadline. <text:s/>Next, we can proceed in two ways: either I can turn on the comment mode and leave you proceed with corrections or instead, after a mutual agreement, directly modify the text, etc.</text:p>
      <text:h text:style-name="Titre5" text:outline-level="5"><text:bookmark-start text:name="_3h8u0dgwriq5"/><text:bookmark-end text:name="_3h8u0dgwriq5"/>Gaël</text:h>
      <text:p text:style-name="Standard">People working with Gaël should favor interacting with him by email, at<text:s/><text:a xlink:href="mailto:gael.varoquaux@inria.fr" office:target-frame-name="_top" xlink:show="replace"><text:span text:style-name="T44">gael.varoquaux@inria.fr</text:span></text:a>. I prefer limiting interruptions<text:s/>and emails with a small paragraph of information rather than a one-liner (don’t be wordy for the sake of it, and I won’t be cross if you don’t say hi and goodbye).</text:p>
      <text:p text:style-name="Standard">In case of a rush, such as a nearing deadline, I will occasionally open a chat window under<text:s/>Google Hangout at my gmail address (<text:a xlink:href="mailto:gael.varoquaux@gmail.com" office:target-frame-name="_top" xlink:show="replace"><text:span text:style-name="T45">gael.varoquaux@gmail.com</text:span></text:a>).</text:p>
      <text:p text:style-name="Standard"/>
      <text:h text:style-name="Titre5" text:outline-level="5"><text:bookmark-start text:name="_o5ycz1y9brju"/><text:bookmark-end text:name="_o5ycz1y9brju"/>Bertrand</text:h>
      <text:p text:style-name="Standard">People working primarily with Bertrand are encouraged to interact by e-mail (<text:a xlink:href="mailto:bertrand.thirion@inria.fr" office:target-frame-name="_top" xlink:show="replace"><text:span text:style-name="T46">bertrand.thirion@inria.fr</text:span></text:a>), and asked to stay at Neurospin, unless some explicit and case-by-case agreemen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fo:color="#1155CC"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HP</meta:initial-creator>
    <dc:creator>Manon Rivoire</dc:creator>
    <meta:creation-date>2020-05-07T10:10:00Z</meta:creation-date>
    <dc:date>2020-05-07T10:10:00Z</dc:date>
    <meta:template xlink:href="Normal.dotm" xlink:type="simple"/>
    <meta:editing-cycles>2</meta:editing-cycles>
    <meta:editing-duration>PT60S</meta:editing-duration>
    <meta:document-statistic meta:page-count="6" meta:paragraph-count="31" meta:word-count="2431" meta:character-count="15773" meta:row-count="111" meta:non-whitespace-character-count="13373"/>
  </office:meta>
</office:document-meta>
</file>